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erial" svg:font-family="Aerial"/>
    <style:font-face style:name="Arial" svg:font-family="Arial"/>
    <style:font-face style:name="Lohit Devanagari1" svg:font-family="'Lohit Devanagari'"/>
    <style:font-face style:name="aerial" svg:font-family="aeria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0b57d0" officeooo:paragraph-rsid="000b57d0" style:text-blinking="false" fo:background-color="transparent"/>
    </style:style>
    <style:style style:name="P2" style:family="paragraph" style:parent-style-name="Text_20_body">
      <style:text-properties fo:font-weight="normal"/>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Text_20_body">
      <style:paragraph-properties fo:margin-top="0cm" fo:margin-bottom="0cm" loext:contextual-spacing="false" fo:line-height="138%" style:writing-mode="lr-tb"/>
    </style:style>
    <style:style style:name="P6" style:family="paragraph" style:parent-style-name="Text_20_body">
      <style:text-properties style:font-name="Arial1" fo:font-size="11pt" fo:font-weight="bold" officeooo:rsid="000fd737" officeooo:paragraph-rsid="000fd737" style:font-size-asian="9.60000038146973pt" style:font-weight-asian="bold" style:font-size-complex="11pt" style:font-weight-complex="bold"/>
    </style:style>
    <style:style style:name="P7" style:family="paragraph" style:parent-style-name="Text_20_body">
      <style:text-properties officeooo:paragraph-rsid="00167c7c"/>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9"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137cd1" officeooo:paragraph-rsid="00137cd1" style:text-blinking="false" fo:background-color="transparent" style:font-weight-asian="bold" style:font-weight-complex="bold"/>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fd737" officeooo:paragraph-rsid="000fd737" style:text-blinking="false" fo:background-color="transparent" style:font-weight-asian="normal" style:font-weight-complex="normal"/>
    </style:style>
    <style:style style:name="P11"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0c3f6" officeooo:paragraph-rsid="0010c3f6" style:text-blinking="false" fo:background-color="transparent" style:font-weight-asian="normal" style:font-weight-complex="normal"/>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4" style:family="text">
      <style:text-properties officeooo:rsid="000d7cc9"/>
    </style:style>
    <style:style style:name="T5" style:family="text">
      <style:text-properties officeooo:rsid="000e488d"/>
    </style:style>
    <style:style style:name="T6" style:family="text">
      <style:text-properties fo:font-weight="bold" style:font-weight-asian="bold" style:font-weight-complex="bold"/>
    </style:style>
    <style:style style:name="T7" style:family="text">
      <style:text-properties officeooo:rsid="0010c3f6"/>
    </style:style>
    <style:style style:name="T8" style:family="text">
      <style:text-properties officeooo:rsid="00119f9d"/>
    </style:style>
    <style:style style:name="T9" style:family="text">
      <style:text-properties officeooo:rsid="00148b2f"/>
    </style:style>
    <style:style style:name="T10" style:family="text">
      <style:text-properties fo:font-weight="normal" officeooo:rsid="00148b2f" style:font-weight-asian="normal" style:font-weight-complex="normal"/>
    </style:style>
    <style:style style:name="T11" style:family="text">
      <style:text-properties fo:font-weight="normal" officeooo:rsid="00167c7c" style:font-weight-asian="normal" style:font-weight-complex="normal"/>
    </style:style>
    <style:style style:name="T12" style:family="text">
      <style:text-properties fo:font-weight="normal" officeooo:rsid="0017e1c0" style:font-weight-asian="normal" style:font-weight-complex="normal"/>
    </style:style>
    <style:style style:name="T13" style:family="text">
      <style:text-properties fo:font-weight="normal" officeooo:rsid="001947b0" style:font-weight-asian="normal" style:font-weight-complex="normal"/>
    </style:style>
    <style:style style:name="T14" style:family="text">
      <style:text-properties officeooo:rsid="00167c7c"/>
    </style:style>
    <style:style style:name="T15" style:family="text">
      <style:text-properties officeooo:rsid="001947b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6dee95b7-7fff-3531-caa3-7c00302107b5"/>CS3102 P2 Networking Presentation Script</text:p>
      <text:p text:style-name="P4">Intro</text:p>
      <text:p text:style-name="P3">The propagation of the Internet since its inception has vastly improved the way in which people communicate, transfer data, and perform everyday tasks. However, as discussed, the political, financial, and other incentives for malicious actors to exploit the Internet to extract valuable data, seize assets, cause terror, disable critical infrastructure and so on, poses a substantial threat to regular users[1]. It is therefore necessary to analyse the means in which an attacker may identify and exploit a vulnerable end system to achieve their goals.</text:p>
      <text:p text:style-name="Text_20_body"/>
      <text:p text:style-name="P4">Definition - Attack Surface</text:p>
      <text:p text:style-name="P3">In order to identify security vulnerabilities on computer systems visible on the public Internet,  it is important to be aware of the pathways <text:span text:style-name="T4">through</text:span> which an attacker could gain access and extract data. The Open Web Application Security Project (OWASP)[2] defines such a pathway – <text:span text:style-name="T5">in addition to the code protecting it, and the data it guards -</text:span> as an “attack surface”. Detailed analyses of the attack surfaces of an application allow for  the identification of possible vulnerabilities at risk of exploitation, the ability to remediate these vulnerabilities if feasible, and the chance to evaluate the cyber security strategy in place as a whole in order for the concerned body to remain secure.</text:p>
      <text:p text:style-name="Text_20_body"/>
      <text:p text:style-name="P4">Attack Surface Analysis</text:p>
      <text:p text:style-name="P10"><text:span text:style-name="T7">In order to effectively analyse the attack surface of a system, it may be useful to begin with a</text:span> similar <text:span text:style-name="T7">perspective to</text:span> an attacker <text:span text:style-name="T7">who</text:span> might ‘case’ <text:span text:style-name="T7">a system to exploit. <text:s/>One analysis methodology (outlined by OWASP[2]) can be surmised as follows:</text:span></text:p>
      <text:list xml:id="list6837019573059559589" text:style-name="L1">
        <text:list-item>
          <text:p text:style-name="P11"><text:span text:style-name="T6">Identify the entry/exit points from the attacker’s perspective</text:span>, this may involve code analysis as well as an analysis of the design of the system as a whole. This is especially relevant for a system built on well known, open-source technologies. Such entry/exit points tend to result from the use of components of a system that involve interaction with the user, for example web page forms, database quer<text:span text:style-name="T8">ying</text:span>, file uploads and so on. </text:p>
        </text:list-item>
        <text:list-item>
          <text:p text:style-name="P11"><text:span text:style-name="T6">Identify the targets.</text:span> <text:span text:style-name="T8">If the ultimate goal of attack surface analysis is prevent the exploitation of vulnerabilities by malicious actors, then it may be useful to distinguish between what is vulnerable from what is buggy. Software will inevitably have bugs however not all of these bugs will result in the extraction of valuable data/assets or allow for the disruption of critical services or infrastructure. In other words, these system flaws provide nothing useful for the attacker. The high value assets of a system should be the focus of the analysis.</text:span></text:p>
        </text:list-item>
        <text:list-item>
          <text:p text:style-name="P9">Assess the attack surface – <text:span text:style-name="T10">In addition to identifying the vulnerable areas of a system, it is also important to prioritise these vulnerabilities in terms of risk in order to more promptly </text:span><text:span text:style-name="T11">identify and </text:span><text:span text:style-name="T10">mitigate potential security </text:span><text:span text:style-name="T11">threats.</text:span><text:span text:style-name="T10"> </text:span><text:span text:style-name="T11">The standard metric used by institutions to quantify vulnerability risk is the Common Vulnerability Scoring System (CVSS)[3]. The base score of this metric produces a value between 0 and 10. With 0.0 to 3.9, 4.0 to 6.9, and 7.0 to 10.0 corresponding to low, medium, and high severity respectively[3]. This metric is </text:span><text:soft-page-break/><text:span text:style-name="T11">arguably very hard to quantify however, with security personnel being faced with the challenge of enumerating </text:span><text:span text:style-name="T12">aspects of their system including exploitability, and the impact of a security breach, both with regard to temporal and environmental factors[4] </text:span><text:span text:style-name="T13">[</text:span><text:span text:style-name="T15">SHOW DISGUSTING EQUATIONS]</text:span><text:span text:style-name="T12">. Due to this inherent difficulty, vulnerability prioritisation proves a difficult task for security analysts[3].</text:span></text:p>
        </text:list-item>
      </text:list>
      <text:p text:style-name="Text_20_body"/>
      <text:p text:style-name="P6"/>
      <text:p text:style-name="P6"/>
      <text:p text:style-name="P2"><text:line-break/><text:line-break/><text:line-break/><text:line-break/></text:p>
      <text:p text:style-name="P5"><text:span text:style-name="T1">[1] </text:span><text:a xlink:type="simple" xlink:href="https://pdfs.semanticscholar.org/ba7b/234738e80b027240e9bfd837bfba61c13e17.pdf" text:style-name="Internet_20_link" text:visited-style-name="Visited_20_Internet_20_Link"><text:span text:style-name="T3">https://pdfs.semanticscholar.org/ba7b/234738e80b027240e9bfd837bfba61c13e17.pdf</text:span></text:a><text:span text:style-name="T2"> </text:span></text:p>
      <text:p text:style-name="Text_20_body"/>
      <text:p text:style-name="P5"><text:span text:style-name="T1">[2] </text:span><text:a xlink:type="simple" xlink:href="https://www.owasp.org/index.php?title=Attack_Surface_Analysis_Cheat_Sheet&amp;oldid=156006" text:style-name="Internet_20_link" text:visited-style-name="Visited_20_Internet_20_Link"><text:span text:style-name="T3">https://www.owasp.org/index.php?title=Attack_Surface_Analysis_Cheat_Sheet&amp;oldid=156006</text:span></text:a></text:p>
      <text:p text:style-name="Text_20_body"><text:line-break/><text:a xlink:type="simple" xlink:href="https://en.wikipedia.org/wiki/Attack_Surface_Analyzer" text:style-name="Internet_20_link" text:visited-style-name="Visited_20_Internet_20_Link">https://en.wikipedia.org/wiki/Attack_Surface_Analyzer</text:a></text:p>
      <text:p text:style-name="Text_20_body"/>
      <text:p text:style-name="Text_20_body"><text:span text:style-name="T9">[3] </text:span><text:a xlink:type="simple" xlink:href="https://ieeexplore.ieee.org/stamp/stamp.jsp?tp=&amp;arnumber=6754581" text:style-name="Internet_20_link" text:visited-style-name="Visited_20_Internet_20_Link">https://ieeexplore.ieee.org/stamp/stamp.jsp?tp=&amp;arnumber=6754581</text:a> :</text:p>
      <text:p text:style-name="Text_20_body">[3] Awad A. Younis, Yashwant K. Malaiya, and Indrajit Ray, "Using Attack Surface Entry Points and Reachability Analysis to Assess the Risk of Software Vulnerability Exploitability," 2014 IEEE 15th International Symposium on High-Assurance Systems Engineering, pp. 1-8, 9-11 Jan. 2014.</text:p>
      <text:p text:style-name="P7"><text:span text:style-name="T14">[4] </text:span><text:a xlink:type="simple" xlink:href="https://nvd.nist.gov/vuln-metrics/cvss/v3-calculator" text:style-name="Internet_20_link" text:visited-style-name="Visited_20_Internet_20_Link">https://nvd.nist.gov/vuln-metrics/cvss/v3-calculato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erial" svg:font-family="Aerial"/>
    <style:font-face style:name="Arial" svg:font-family="Arial"/>
    <style:font-face style:name="Lohit Devanagari1" svg:font-family="'Lohit Devanagari'"/>
    <style:font-face style:name="aerial" svg:font-family="aeria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20:37:18.607739623</meta:creation-date>
    <dc:date>2019-04-05T13:09:01.143502274</dc:date>
    <meta:editing-duration>PT1H8M34S</meta:editing-duration>
    <meta:editing-cycles>5</meta:editing-cycles>
    <meta:generator>LibreOffice/5.1.6.2$Linux_X86_64 LibreOffice_project/10m0$Build-2</meta:generator>
    <meta:document-statistic meta:table-count="0" meta:image-count="0" meta:object-count="0" meta:page-count="2" meta:paragraph-count="17" meta:word-count="609" meta:character-count="4173" meta:non-whitespace-character-count="3571"/>
  </office:meta>
</office:document-meta>
</file>